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4971" officeooo:paragraph-rsid="001c4971"/>
    </style:style>
    <style:style style:name="P2" style:family="paragraph" style:parent-style-name="Standard">
      <style:text-properties officeooo:rsid="001c4971" officeooo:paragraph-rsid="001d7f74"/>
    </style:style>
    <style:style style:name="P3" style:family="paragraph" style:parent-style-name="Standard">
      <style:text-properties officeooo:rsid="001d7f74" officeooo:paragraph-rsid="001d7f74"/>
    </style:style>
    <style:style style:name="P4" style:family="paragraph" style:parent-style-name="Standard">
      <style:text-properties officeooo:rsid="001ddd53" officeooo:paragraph-rsid="001ddd53"/>
    </style:style>
    <style:style style:name="P5" style:family="paragraph" style:parent-style-name="Standard">
      <style:text-properties officeooo:rsid="001f9c71" officeooo:paragraph-rsid="001f9c71"/>
    </style:style>
    <style:style style:name="P6" style:family="paragraph" style:parent-style-name="Standard">
      <style:text-properties officeooo:rsid="0020d10c" officeooo:paragraph-rsid="0020d10c"/>
    </style:style>
    <style:style style:name="P7" style:family="paragraph" style:parent-style-name="Standard">
      <style:text-properties officeooo:rsid="00227085" officeooo:paragraph-rsid="00227085"/>
    </style:style>
    <style:style style:name="T1" style:family="text">
      <style:text-properties officeooo:rsid="001d7f74"/>
    </style:style>
    <style:style style:name="T2" style:family="text">
      <style:text-properties officeooo:rsid="001da7cf"/>
    </style:style>
    <style:style style:name="T3" style:family="text">
      <style:text-properties officeooo:rsid="001ddd53"/>
    </style:style>
    <style:style style:name="T4" style:family="text">
      <style:text-properties officeooo:rsid="001f9c71"/>
    </style:style>
    <style:style style:name="T5" style:family="text">
      <style:text-properties fo:font-style="italic" officeooo:rsid="001f9c7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f9c71" style:font-style-asian="normal" style:font-style-complex="normal"/>
    </style:style>
    <style:style style:name="T8" style:family="text">
      <style:text-properties fo:font-style="normal" officeooo:rsid="0020d10c" style:font-style-asian="normal" style:font-style-complex="normal"/>
    </style:style>
    <style:style style:name="T9" style:family="text">
      <style:text-properties fo:font-style="normal" officeooo:rsid="00227085"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dicción de progresión de enfermedades neurodegenerativas</text:p>
      <text:p text:style-name="P1"/>
      <text:p text:style-name="P1">Resumen</text:p>
      <text:p text:style-name="P2"><text:tab/>Este trabajo presenta una simulación computacional de un hospital de enfermedades neurodegenerativas, basada en agentes inteligentes, con el objetivo de evaluar la eficacia de diferentes tipos de tratamientos y medicamentos para la positiva evolución de los pacientes. La simulación contempla dos tipos de agentes fundamentales: doctores y pacientes. Los doctores tienen una serie de equipos a su disposición para la recuperación de los pacientes, así como medicamentos y tratamientos varios. Para escoger cuales son las mejores opciones para el paciente se aplica un algoritmo de búsqueda. </text:p>
      <text:p text:style-name="P2"><text:span text:style-name="T1"><text:tab/>Los pacientes acudirán a las consultas buscando mejorar su estado. Serán diagnosticados por un sistema que combina el uso de un LLM y un algoritmo que aplica técnicas de conocimiento. El primero se encarga de realizar la entrevista con el paciente y sonsacar los síntomas perceptibles. El segundo, a partir de los síntomas detectados y un previo entrenamiento con una base de datos de pacientes, predice cuales son las posibles enfermedades que posea el paciente.</text:span></text:p>
      <text:p text:style-name="P2"/>
      <text:p text:style-name="P3">Introducción</text:p>
      <text:p text:style-name="P3"><text:tab/>El futuro se acerca con avances tecnológicos cada vez más veloces. Las ciencias médicas no se quedan atrás y en el último siglo las enfermedades más mortíferas han sido erradicadas. En cambio han surgido nuevas y más complejas enfermedades a las que debemos enfrentar.</text:p>
      <text:p text:style-name="P3"><text:tab/>No es sorpresa para nadie saber que las enfermedades del futuro van a ser las enfermedades neurodegenerativas. Con tanto progreso en la nanobiotecnologia, el resto de órganos van a ser infalibles en cuestión de algunas décadas pero el cerebro seguirá siendo un problema. </text:p>
      <text:p text:style-name="P3"><text:tab/>Este trabajo se centra en la detección <text:span text:style-name="T2">y la búsqueda de mecanismos para detener el progreso de las enfermedades neurodegenerativas, siendo el eje central la interacción entre dos tipos de agentes: doctores y pacientes; y el medio: el hospital. Los doctores con el deber de detectar las enfermedades y conducir al paciente por una serie de tratamientos para invertir el avance de la enfermedad. Los pacientes con su principal objetivo de mejorar su estado de salud, también juegan con la incertidumbre que genera ciertos tratamientos a largo plazo, con efectos secundarios agresivos y la posibilidad de abandonar sus tratamientos.</text:span></text:p>
      <text:p text:style-name="P3"><text:tab/><text:span text:style-name="T2">El hospital, como medio en el que se desarrolla la simulación, posee los recursos necesarios para que los agentes puedan cumplir sus objetivos, proporcionar información acerca del estado de cada uno de ellos </text:span><text:span text:style-name="T3">e interactuar entre ellos. Los agentes serán influenciados por el medio impidiendo su normal funcionamiento y afectando los deseos y creencias de los mismos.</text:span></text:p>
      <text:p text:style-name="P3"><text:tab/><text:span text:style-name="T3">El principal objetivo del presente trabajo es detallar el avance de distintas enfermedades neurodegenerativas, la influencia que puede ejercer sobre ellas distintos tratamientos o medicamentos y la importancia de las creencias y decisiones de los portadores para el progreso de la misma en el paciente. También se desea analizar la precisión del sistema de predicción de enfermedades a partir de ciertos síntomas e incluso el mejoramiento del mismo. </text:span></text:p>
      <text:p text:style-name="P3"/>
      <text:p text:style-name="P4">Marco Teórico</text:p>
      <text:p text:style-name="P4"/>
      <text:p text:style-name="P4">Método</text:p>
      <text:p text:style-name="P4"><text:tab/>Para los estudios realizados en este trabajo, se tiene como principal herramienta</text:p>
      <text:p text:style-name="P4">y método de generación y obtención de datos, la simulación computacional con-</text:p>
      <text:p text:style-name="P4">formada para este trabajo en particular en el lenguaje de programación Python.</text:p>
      <text:p text:style-name="P4">Por esta razón, es necesario conocer los detalles de su implementación.</text:p>
      <text:p text:style-name="P4"/>
      <text:p text:style-name="P4">Simulación</text:p>
      <text:p text:style-name="P4"><text:tab/>Esta, es una simulación basada en agentes inteligentes que interactúan entre sı́ y</text:p>
      <text:p text:style-name="P4">con el medio, cuyas implementaciones serán abordadas en las secciones posteriores.</text:p>
      <text:p text:style-name="P4"><text:soft-page-break/>Como el objetivo es analizar la influencia de distintos tratamientos y medicamentos en las diferentes enfermedades, es necesario manejar la variable temporal para poder comprobar el progreso, por tanto, la simulación recreada es dinámica.</text:p>
      <text:p text:style-name="P4"/>
      <text:p text:style-name="P4">Medio</text:p>
      <text:p text:style-name="P4"><text:tab/>Nuestro medio principal es el hospital, para ello se hace una representación del mismo mediante una clase. <text:span text:style-name="T4">En ella tenemos propiedades y métodos que recrean el funcionamiento de un hospital convencional.</text:span></text:p>
      <text:p text:style-name="P4"><text:tab/><text:span text:style-name="T4">Es loable mencionar las clases </text:span><text:span text:style-name="T5">Procedure</text:span><text:span text:style-name="T4"> y </text:span><text:span text:style-name="T5">Utility </text:span><text:span text:style-name="T7">que permiten obtener detalles de los servicios que presta el centro, así como de los recursos que dispone. De ahí es posible extraer información como los nombres, funcionalidades o disponibilidad de estos servicios.</text:span></text:p>
      <text:p text:style-name="P4"><text:span text:style-name="T7"/></text:p>
      <text:p text:style-name="P5"><text:span text:style-name="T6">Agentes</text:span></text:p>
      <text:p text:style-name="P5"><text:span text:style-name="T6"><text:tab/>En la simulación intervienen dos clases de agentes distintas, como ya hemos mencionado, los doctores y los pacientes. Todos los agentes poseen una arquitectura Beliefs Desires Intentions (BDI) que les permite tomar decisiones a partir de sus propios intereses y las circunstancias externas.</text:span></text:p>
      <text:p text:style-name="P5"><text:span text:style-name="T6"><text:tab/></text:span><text:span text:style-name="T8">Los doctores buscan cumplir con su deber de mejorar el estado de salud de los pacientes, para ello se enfocan en disminuir tanto la gravedad de la enfermedad como la presencia de síntomas, para ello se apoyan en el uso de tratamientos y medicamentos que ofrece el hospital como servicios. A su vez, los galenos tienen un grupo de restricciones como lo son la vida útil de los recursos, la disponibilidad de los servicios o la seguridad del mismo.</text:span></text:p>
      <text:p text:style-name="P5"><text:span text:style-name="T8"><text:tab/>Los pacientes en cambio se enfocan en soportar todos los procesos negativos asociados al tratamiento de enfermedades neurodegenerativas cumpliendo con la máxima de mejorar su estado de salud.</text:span></text:p>
      <text:p text:style-name="P5"><text:span text:style-name="T8"/></text:p>
      <text:p text:style-name="P6"><text:span text:style-name="T6">Inteligencia Artificial </text:span><text:span text:style-name="T9">(IA)</text:span></text:p>
      <text:p text:style-name="P6"><text:span text:style-name="T6"><text:tab/>El uso de algoritmos de inteligencia artificial en este trabajo resultó crucial</text:span></text:p>
      <text:p text:style-name="P6"><text:span text:style-name="T6">para el cumplimiento de los objetivos e estudio. A continuación se expondrán los</text:span></text:p>
      <text:p text:style-name="P6"><text:span text:style-name="T6">algoritmos utilizados y con qué fin.</text:span></text:p>
      <text:p text:style-name="P6"><text:span text:style-name="T6"/></text:p>
      <text:p text:style-name="P7"><text:span text:style-name="T6">Algoritmo de conocimiento</text:span></text:p>
      <text:p text:style-name="P7"><text:span text:style-name="T6"/></text:p>
      <text:p text:style-name="P7"><text:span text:style-name="T6">Algoritmo de búsqueda</text:span></text:p>
      <text:p text:style-name="P7"><text:span text:style-name="T6"/></text:p>
      <text:p text:style-name="P7"><text:span text:style-name="T6">Large Language Model (LLM)</text:span></text:p>
      <text:p text:style-name="P7"><text:span text:style-name="T6"><text:tab/>Cuando un paciente ingresa al centro neurológico lo primero que se le realiza es la consulta verbal, la cual es guiada por un LLM al cual se le especifica ahondar en la sintomatología del paciente para poder hacer un diagnóstico más profundo.</text:span></text:p>
      <text:p text:style-name="P7"><text:span text:style-name="T6"><text:tab/>Finalmente un LLM es el encargado de realizar un resumen clínico del paso del paciente por el hospital, reseñando todos procesos por los que recorrió y cuál fue su estado inicial y su final.</text:span></text:p>
      <text:p text:style-name="P7"><text:span text:style-name="T6"/></text:p>
      <text:p text:style-name="P7"><text:span text:style-name="T6">Estudios</text:span></text:p>
      <text:p text:style-name="P7"><text:span text:style-name="T6">Estableciendo criterio de parada</text:span></text:p>
      <text:p text:style-name="P7"><text:span text:style-name="T6">Diversos estudios que se hagan alrededor de la simulación</text:span></text:p>
      <text:p text:style-name="P7"><text:span text:style-name="T6"/></text:p>
      <text:p text:style-name="P7"><text:span text:style-name="T6">Resultados y discusión</text:span></text:p>
      <text:p text:style-name="P7"><text:span text:style-name="T6">Distintos resultados estadísticos obtenidos que reflejen el resultado de la simulación</text:span></text:p>
      <text:p text:style-name="P7"><text:span text:style-name="T6"/></text:p>
      <text:p text:style-name="P7"><text:span text:style-name="T6">Conclusiones</text:span></text:p>
      <text:p text:style-name="P7"><text:span text:style-name="T6"/></text:p>
      <text:p text:style-name="P7"><text:span text:style-name="T6">Recomendacion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23:52:32.073466468</meta:creation-date>
    <dc:date>2024-10-08T01:08:47.124327541</dc:date>
    <meta:editing-duration>PT7M14S</meta:editing-duration>
    <meta:editing-cycles>1</meta:editing-cycles>
    <meta:document-statistic meta:table-count="0" meta:image-count="0" meta:object-count="0" meta:page-count="2" meta:paragraph-count="43" meta:word-count="963" meta:character-count="6236" meta:non-whitespace-character-count="5296"/>
    <meta:generator>LibreOffice/7.3.7.2$Linux_X86_64 LibreOffice_project/30$Build-2</meta:generator>
  </office:meta>
</office:document-meta>
</file>